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508" calcext:value-type="float">
            <text:p>63.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1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1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1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0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0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0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0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0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0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200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5184" calcext:value-type="float">
            <text:p>64.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199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199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199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199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664" calcext:value-type="float">
            <text:p>60.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199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1848" calcext:value-type="float">
            <text:p>56.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199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199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198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1988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NHP-WY-077</text:p>
          </table:table-cell>
          <table:table-cell office:value-type="string" calcext:value-type="string">
            <text:p>197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